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ans-serif"/>
    <style:font-face style:name="monospace" svg:font-family="monospace, monospace"/>
    <style:font-face style:name="sans-serif" svg:font-family="sans-serif"/>
    <style:font-face style:name="Times New Roman1"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1" fo:font-size="13pt" fo:font-style="italic" fo:font-weight="normal" style:font-name-asian="Times New Roman1" style:font-size-asian="13pt" style:font-style-asian="italic" style:font-weight-asian="normal" style:font-name-complex="Times New Roman1" style:font-size-complex="13pt" style:font-style-complex="italic" style:font-weight-complex="normal"/>
    </style:style>
    <style:style style:name="P2" style:family="paragraph" style:parent-style-name="Standard" style:list-style-name="L1">
      <style:paragraph-properties style:text-autospace="none"/>
      <style:text-properties fo:color="#000000" style:font-name="Times New Roman1" fo:font-size="13pt"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P3" style:family="paragraph" style:parent-style-name="Standard">
      <style:paragraph-properties style:text-autospace="none"/>
      <style:text-properties fo:color="#000000" style:font-name="Times New Roman1" fo:font-size="13pt" fo:font-style="italic" fo:font-weight="normal" style:font-name-asian="Times New Roman1" style:font-size-asian="13pt" style:font-style-asian="italic" style:font-weight-asian="normal" style:font-name-complex="Times New Roman1" style:font-size-complex="13pt" style:font-style-complex="italic" style:font-weight-complex="normal"/>
    </style:style>
    <style:style style:name="P4" style:family="paragraph" style:parent-style-name="Standard">
      <style:paragraph-properties style:text-autospace="none"/>
      <style:text-properties fo:color="#000000" style:font-name="Times New Roman1" fo:font-style="italic" fo:font-weight="normal"/>
    </style:style>
    <style:style style:name="P5" style:family="paragraph" style:parent-style-name="Standard">
      <style:paragraph-properties style:text-autospace="none"/>
      <style:text-properties fo:color="#000000" style:font-name="Times New Roman2" fo:font-size="13pt" fo:font-style="italic" fo:font-weight="normal" style:font-name-asian="Times New Roman1" style:font-size-asian="13pt" style:font-style-asian="italic" style:font-weight-asian="normal" style:font-name-complex="Times New Roman1" style:font-size-complex="13pt" style:font-style-complex="italic" style:font-weight-complex="normal"/>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font-name="Times New Roman2"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variant="normal" fo:text-transform="none" fo:color="#54595d" style:font-name="sans-serif" fo:letter-spacing="normal"/>
    </style:style>
    <style:style style:name="T4" style:family="text">
      <style:text-properties fo:font-variant="normal" fo:text-transform="none" fo:color="#54595d" style:font-name="Times New Roman2" fo:letter-spacing="normal"/>
    </style:style>
    <style:style style:name="T5" style:family="text">
      <style:text-properties fo:font-variant="normal" fo:text-transform="none" fo:color="#54595d" style:font-name="Times New Roman2" fo:font-size="13pt" fo:letter-spacing="normal" fo:font-style="italic" fo:font-weight="normal" style:font-name-asian="Times New Roman1" style:font-size-asian="13pt" style:font-style-asian="italic" style:font-weight-asian="normal" style:font-name-complex="Times New Roman1" style:font-size-complex="13pt" style:font-style-complex="italic" style:font-weight-complex="normal"/>
    </style:style>
    <style:style style:name="T6" style:family="text">
      <style:text-properties fo:font-variant="normal" fo:text-transform="none" fo:color="#54595d" fo:letter-spacing="normal"/>
    </style:style>
    <style:style style:name="T7" style:family="text">
      <style:text-properties fo:font-variant="normal" fo:text-transform="none" fo:color="#54595d" fo:letter-spacing="normal" style:font-name-asian="Times New Roman1" style:font-name-complex="Times New Roman1"/>
    </style:style>
    <style:style style:name="T8" style:family="text">
      <style:text-properties fo:font-variant="normal" fo:text-transform="none" fo:color="#222222" fo:letter-spacing="normal" style:font-name-asian="Times New Roman1" style:font-name-complex="Times New Roman1"/>
    </style:style>
    <style:style style:name="T9" style:family="text">
      <style:text-properties fo:font-variant="normal" fo:text-transform="none" fo:color="#222222" fo:letter-spacing="normal" style:text-underline-style="solid" style:text-underline-width="auto" style:text-underline-color="font-color" style:font-name-asian="Times New Roman1" style:font-name-complex="Times New Roman1"/>
    </style:style>
    <style:style style:name="T10" style:family="text">
      <style:text-properties fo:font-variant="normal" fo:text-transform="none" style:font-name="Times New Roman2" fo:letter-spacing="normal" style:font-style-asian="italic" style:font-weight-asian="normal" style:font-style-complex="italic" style:font-weight-complex="normal"/>
    </style:style>
    <style:style style:name="T11" style:family="text">
      <style:text-properties fo:font-size="13pt" style:font-name-asian="Times New Roman1" style:font-size-asian="13pt" style:font-style-asian="italic" style:font-weight-asian="normal" style:font-name-complex="Times New Roman1" style:font-size-complex="13pt" style:font-style-complex="italic"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98773562775030374" text:style-name="L1">
        <text:list-item>
          <text:list>
            <text:list-item>
              <text:p text:style-name="P2">Stadiul actual al cercetării</text:p>
            </text:list-item>
          </text:list>
        </text:list-item>
      </text:list>
      <text:p text:style-name="P1"/>
      <text:p text:style-name="P1"/>
      <text:p text:style-name="P1"><text:tab/>Tehnologia se regaseste peste tot in viata de zi cu zi . Smartphone-uri, tablete și calculatoare - într-adevăr, nu putem funcționa fără ele. Într-o perioadă foarte scurtă de timp, tehnologia a explodat pe piață, iar acum mulți oameni nu își pot imagina o viață fără ea.</text:p>
      <text:p text:style-name="P1"><text:tab/>Importanța tehnologiei vizează confortul utilizării în orice formă.Cu cât lumea se mișcă mai repede, cu atât mai multe caracteristici sunt oferite. Laptopul devine mai subțire și mai mic. Ea devine mai compactă în fiecare an și oferă mai multe capabilități și performanțe de top. Ar trebui să încarce o mulțime de functionalitati într-o formă mai concisă.Oamenii nu ar trebui să ia timp să se gândească la ce ar trebui să aducă o prezentare de vânzări în statul sudic, deoarece totul este deja "depus" în laptop.Tindem întotdeauna să facem un pas înainte. Tehnologia poate ajuta nu doar în prezent, ci și apropierea de viitor.</text:p>
      <text:p text:style-name="P1"><text:tab/>Sistemul realizat in lucrarea de licenta este prezentat in acest capitol din perspectiva tehnologiilor si instrumentelor software folosite:</text:p>
      <text:p text:style-name="P1"/>
      <text:p text:style-name="P1"><text:tab/><text:span text:style-name="T1">Java</text:span></text:p>
      <text:p text:style-name="P1"><text:span text:style-name="T1"/></text:p>
      <text:p text:style-name="P1"><text:tab/>Java este un limbaj de programare cu scop general care este concurent, bazat pe clasă, orientat pe obiecte și conceput special pentru a avea cât mai puține dependențe de implementare. Se intenționează să se permită dezvoltatorilor de aplicații să "scrie o dată, să ruleze oriunde" (WORA), ceea ce înseamnă că codul Java compilat poate rula pe toate platformele care suportă Java fără a fi nevoie de recompilare. Aplicațiile Java sunt în mod obișnuit compilate la octeți care pot rula pe orice mașină virtuală Java (JVM), indiferent de arhitectura calculatorului. Începând cu 2016, Java este una dintre cele mai populare limbi de programare în uz, în special pentru aplicațiile web client-server, cu un raportor de 9 milioane de dezvoltatori. Java a fost inițial dezvoltată de James Gosling la Sun Microsystems (care a fost achiziționată de Oracle Corporation) și lansată în 1995 ca o componentă de bază a platformei Java a Sun Microsystems. Limba derivă mult din sintaxa sa din C și C ++, dar are mai puține facilități de nivel scăzut decât oricare dintre ele.</text:p>
      <text:p text:style-name="P1"/>
      <text:p text:style-name="P1">Implementarea originală și implementarea referințelor compilatoare Java, mașini virtuale și biblioteci de clasă au fost inițial lansate de Sun în baza licențelor de proprietate. Începând cu luna mai 2007, în conformitate cu specificațiile Procesului comunitar Java, Sun a relizat majoritatea tehnologiilor sale Java în baza Licenței Publice Generale GNU. Alții au dezvoltat, de asemenea, implementări alternative ale acestor tehnologii Sun, cum ar fi compilatorul GNU pentru Java (compilator bytecode), GNU Classpath (biblioteci standard) și IcedTea-Web (plugin browser pentru aplicații).</text:p>
      <text:p text:style-name="P1"/>
      <text:p text:style-name="P1">Ultima versiune este Java 10, lansată pe 20 martie 2018, care urmează Java 9 după doar șase luni, în conformitate cu noul program de lansare. Java 8 este în continuare acceptat, însă nu vor mai exista actualizări de securitate pentru Java 9. Versiunile mai vechi decât Java 8 sunt acceptate de companii pe bază comercială; de exemplu. de către Oracle înapoi la Java 6 în octombrie 2017 (în timp ce ei încă "vă recomandă să dezinstalați" pre-Java 8 de pe cel puțin computerele Windows).</text:p>
      <text:p text:style-name="P1"/>
      <text:p text:style-name="P1"><text:soft-page-break/><text:tab/></text:p>
      <text:p text:style-name="P1"/>
      <text:p text:style-name="P1"/>
      <text:p text:style-name="P1"><text:tab/>Principii</text:p>
      <text:p text:style-name="P1"/>
      <text:p text:style-name="P1">Au fost cinci obiective principale în crearea limbajului Java:</text:p>
      <text:p text:style-name="P1"><text:tab/>Trebuie să fie "simplu, orientat spre obiecte și familiar".</text:p>
      <text:p text:style-name="P1"><text:tab/>Trebuie să fie "robustă și sigură".</text:p>
      <text:p text:style-name="P1"><text:tab/>Trebuie să fie "neutră din punct de vedere al arhitecturii și portabilă".</text:p>
      <text:p text:style-name="P1"><text:tab/>Trebuie executat cu "performanță ridicată".</text:p>
      <text:p text:style-name="P1"><text:tab/>Trebuie să fie "interpretat, filetat și dinamic".</text:p>
      <text:p text:style-name="P1"/>
      <text:p text:style-name="P1"><text:tab/>Istorie</text:p>
      <text:p text:style-name="P1"/>
      <text:p text:style-name="P1"><text:tab/>James Gosling, Mike Sheridan și Patrick Naughton au inițiat proiectul de limbă Java în iunie 1991. <text:s/>Java a fost inițial conceput pentru televiziune interactivă, dar a fost prea avansat pentru industria de televiziune prin cablu digital la acea vreme . Limbajul a fost inițial numit stejar după un stejar care stătea în afara biroului lui Gosling. Ulterior, proiectul a fost numit Green și a fost în cele din urmă redenumit Java, din cafea Java. <text:s/>Gosling a proiectat Java cu o sintaxă în stil C / C ++ pe care programatorii de sistem și aplicații l-ar găsi familiarizați. </text:p>
      <text:p text:style-name="P1"/>
      <text:p text:style-name="P1">Sun Microsystems a lansat prima implementare publică ca Java 1.0 în 1996. <text:s/>Acesta a promis "Write Once, Run Anywhere" (WORA), oferind run-time fără costuri pe platformele populare. Destul de sigur și cu securitate configurabilă, a permis restricții de acces la rețea și fișiere. Navigatoarele web majore au incorporat curand abilitatea de a rula aplicatii Java in paginile web, iar Java a devenit rapid popular. Compilatorul Java 1.0 a fost re-scris în Java de către Arthur van Hoff pentru a se conforma strict cu specificația limbajului Java 1.0. <text:s/>Odată cu apariția Java 2 (lansată inițial ca J2SE 1.2 în decembrie 1998 - 1999), versiunile noi au avut configurații multiple pentru diferite tipuri de platforme. J2EE a inclus tehnologii și API-uri pentru aplicații de tip enterprise, rulând în mod obișnuit în medii de servere, în timp ce API-urile J2ME au fost optimizate pentru aplicații mobile. Versiunea desktop a fost redenumită J2SE. În 2006, în scopuri de marketing, Sun a redenumit noile versiuni J2 ca Java EE, Java ME și Java SE, respectiv.</text:p>
      <text:p text:style-name="P1"/>
      <text:p text:style-name="P1">În anul 1997, Sun Microsystems a abordat corpul de standarde ISO / IEC JTC 1 și mai târziu Ecma International pentru a formaliza Java, dar în curând s-a retras din proces. <text:s text:c="2"/>Java rămâne un standard de facto, controlat prin procesul comunitar Java. <text:s/>La un moment dat, Sun a realizat cele mai multe dintre implementările sale Java disponibile fără taxă, în ciuda statutului propriu de software. Sun a generat venituri din Java prin vânzarea de licențe pentru produse specializate, cum ar fi Java Enterprise System.</text:p>
      <text:p text:style-name="P1"/>
      <text:p text:style-name="P1">Pe 13 noiembrie 2006, Sun a lansat o mare parte a mașinii virtuale Java (JVM) ca software liber și cu sursă deschisă (FOSS), în conformitate cu termenii Licenței Publice Generale GNU (GNU). La 8 mai 2007, Sun a terminat procesul, făcând toate codurile de bază ale lui JVM disponibile în termeni liberi de software / termeni de distribuție deschisă, în afară de o mică parte a codului la care Sun nu deținea drepturile de autor.</text:p>
      <text:p text:style-name="P1"/>
      <text:p text:style-name="P1"><text:soft-page-break/>Vicepreședintele Sun, Rich Green, a declarat că rolul ideal al Soarelui în ceea ce privește Java a fost "un evanghelist" . În urma achiziționării de către Oracle Corporation a Sun Microsystems în perioada 2009-2010, Oracle sa descris ca fiind "administratorul tehnologiei Java cu un angajament neobosit de a promova o comunitate de participare și transparență" . Acest lucru nu a împiedicat Oracle să depună un proces împotriva Google la scurt timp după aceea pentru utilizarea Java în cadrul SDK-ului Android (vedeți secțiunea Google de mai jos). Software-ul Java rulează pe toate, de la laptopuri la centre de date, console de jocuri la supercomputere științifice. La 2 aprilie 2010, James Gosling a demisionat din Oracle. </text:p>
      <text:p text:style-name="P1">În ianuarie 2016, Oracle a anunțat că mediile Java runtime bazate pe JDK 9 vor întrerupe pluginul browserului. </text:p>
      <text:p text:style-name="P1"/>
      <text:p text:style-name="P1"><text:tab/>Gestionarea automată a memoriei</text:p>
      <text:p text:style-name="P1">Java utilizează un colector automat de gunoi pentru a gestiona memoria în ciclul de viață al obiectului. Programatorul determină când sunt create obiecte și timpul de rulare Java este responsabil pentru recuperarea memoriei odată ce obiectele nu mai sunt folosite. Odată ce nu există referințe la un obiect, memoria inaccesibilă devine eligibilă pentru a fi eliberată automat de colectorul de gunoi. Ceva similar cu o scurgere de memorie poate apărea în continuare dacă codul unui programator deține o referință la un obiect care nu mai este necesar, de obicei când obiectele care nu mai sunt necesare sunt stocate în recipiente care sunt încă în uz. Dacă se apelează metode pentru un obiect inexistent, se aruncă o "excepție de pointer nul".</text:p>
      <text:p text:style-name="P1"/>
      <text:p text:style-name="P1">Una dintre ideile din spatele modelului Java de gestionare automată a memoriei este că programatorii pot fi scutiți de sarcina de a trebui să efectueze gestionarea manuală a memoriei. În unele limbi, memoria pentru crearea obiectelor este implicit alocată pe stivă sau alocată în mod explicit și decalocată din heap. În acest din urmă caz, responsabilitatea gestionării memoriei este legată de programator. Dacă programul nu alocă un obiect, se produce o scurgere de memorie. Dacă programul încearcă să acceseze sau să aloce memoria care a fost deja dealocată, rezultatul este nedefinit și dificil de prezis, iar programul este probabil să devină instabil sau accidentat. Acest lucru poate fi remediat parțial prin utilizarea de indicatori inteligenți, dar acestea adaugă cheltuieli generale și complexitate. Rețineți că colectarea deșeurilor nu împiedică scurgeri de memorie "logice", adică acelea în care memoria este încă menționată, dar nu a fost utilizată niciodată.</text:p>
      <text:p text:style-name="P1"/>
      <text:p text:style-name="P1">Colectarea gunoiului se poate întâmpla în orice moment. În mod ideal, va apărea atunci când un program este inactiv. Se garantează că va fi declanșată dacă nu există suficientă memorie liberă pentru a aloca un obiect nou; acest lucru poate provoca un moment de așteptare pentru un program. Administrarea explicită a memoriei nu este posibilă în Java.</text:p>
      <text:p text:style-name="P1"/>
      <text:p text:style-name="P1">Java nu acceptă aritmetica pointerului C / C ++, unde adresele obiectului și numerele nesemnate (de obicei numere întregi lungi) pot fi folosite interschimbabil. Acest lucru permite colectorului de gunoi să se mute obiectele menționate și asigură siguranța și securitatea tipului.</text:p>
      <text:p text:style-name="P1"/>
      <text:p text:style-name="P1">Ca și în C ++ și în alte limbi orientate pe obiecte, variabilele tipurilor de date primitive ale Java sunt stocate direct în câmpuri (pentru obiecte) sau în stivă (pentru metode), nu pe halde, așa cum este de obicei valabil pentru datele non-primitive tipuri (dar vedeți analiza <text:soft-page-break/>de evadare). Aceasta a fost o decizie conștientă a designerilor din Java din motive de performanță.</text:p>
      <text:p text:style-name="P1"/>
      <text:p text:style-name="P1">Java conține mai multe tipuri de colectori de gunoi. În mod prestabilit, HotSpot utilizează colectorul de gunoi paralel pentru îndepărtarea gunoiului. Cu toate acestea, există și câțiva colectori de gunoi care pot fi utilizați pentru a gestiona heapul. Pentru 90% din aplicațiile din Java, colectorul de gunoi Concurrent Mark-Sweep (CMS) este suficient. Oracle intenționează să înlocuiască CMS cu colectorul Garbage-First (G1).</text:p>
      <text:p text:style-name="P1"><text:tab/></text:p>
      <text:p text:style-name="P1">In lucrarea mea de licenta am folosit java deoarece este bazat pe clase si orientat pe obiecte, conceput special pentru a avea cât mai puține dependențe de implementare. pentru a prelucra datele preluate din java servler pages.</text:p>
      <text:p text:style-name="P1"/>
      <text:p text:style-name="P1"><text:tab/><text:a xlink:type="simple" xlink:href="https://en.wikipedia.org/wiki/Java_(programming_language" text:style-name="Internet_20_link" text:visited-style-name="Visited_20_Internet_20_Link">https://en.wikipedia.org/wiki/Java_(programming_language</text:a>)</text:p>
      <text:p text:style-name="P1"/>
      <text:p text:style-name="P1"><text:tab/><text:span text:style-name="T1">Apache Tomcat</text:span></text:p>
      <text:p text:style-name="P1"/>
      <text:p text:style-name="P1"><text:tab/>Apache Tomcat, denumit adesea Tomcat Server, este un open-source Java Servlet Container dezvoltat de Apache Software Foundation (ASF). Tomcat implementează mai multe specificații Java EE, inclusiv Java Servlet, Pagini JavaServer (JSP), Java EL și WebSocket și oferă un mediu de server HTTP "pur Java" în care poate rula cod Java.</text:p>
      <text:p text:style-name="P1"/>
      <text:p text:style-name="P1">Tomcat este dezvoltat și întreținut de o comunitate deschisă de dezvoltatori, sub auspiciile Apache Software Foundation, lansată sub licența Apache License 2.0, și este un software open source.</text:p>
      <text:p text:style-name="P1"/>
      <text:p text:style-name="P1"><text:tab/>Apache Tomcat este format din :</text:p>
      <text:p text:style-name="P1"/>
      <text:p text:style-name="P1"><text:tab/>-<text:span text:style-name="T2">Catalina</text:span></text:p>
      <text:p text:style-name="P1"><text:tab/>Catalina este containerul de servlet al lui Tomcat. Catalina implementează specificațiile Sun Microsystems pentru servlet și Pagini JavaServer (JSP). În Tomcat, un element Realm reprezintă o "bază de date" cu nume de utilizator, parole și roluri (similare grupurilor Unix) atribuite acelor utilizatori. Implementările diferite ale Realm permit Catalina să fie integrată în medii în care astfel de informații de autentificare sunt deja create și întreținute și apoi să utilizeze aceste informații pentru a implementa Container Managed Security așa cum este descris în Specificația Servlet.</text:p>
      <text:p text:style-name="P1"/>
      <text:p text:style-name="P1"><text:tab/>-Coyote</text:p>
      <text:p text:style-name="P1">Coyote este o componentă Connector pentru Tomcat care acceptă protocolul HTTP 1.1 ca server web. Acest lucru îi permite lui Catalina, denumit în mod obișnuit un servlet Java sau un container JSP, să acționeze și ca un server web simplu care servește fișiere locale ca documente HTTP. </text:p>
      <text:p text:style-name="P1"/>
      <text:p text:style-name="P1"><text:tab/>Coyote asculta conexiunile de intrare la server de pe un port TCP specific și transmite cererea către Tomcat Engine pentru a procesa cererea și pentru a trimite un răspuns clientului solicitant. Un alt conector Coyote, Coyote JK, ascultă în mod similar, dar înaintează cererile sale către un alt server web, cum ar fi Apache, folosind protocolul JK. Aceasta oferă de obicei o performanță mai bună.</text:p>
      <text:p text:style-name="P1"><text:soft-page-break/></text:p>
      <text:p text:style-name="P4"><text:span text:style-name="T11"><text:tab/></text:span></text:p>
      <text:p text:style-name="P4"><text:span text:style-name="T11"/></text:p>
      <text:p text:style-name="P4"><text:span text:style-name="T11"><text:tab/></text:span></text:p>
      <text:p text:style-name="P4"><text:span text:style-name="T11"><text:tab/>-</text:span><text:bookmark text:name="Jasper"/><text:span text:style-name="T10">Jasper</text:span></text:p>
      <text:p text:style-name="P7"><text:span text:style-name="T7"><text:tab/></text:span><text:span text:style-name="T8">Jasper este motorul JSP al lui Tomcat. Jasper analizează fișierele JSP pentru a le compila în cod Java ca servlete (care pot fi gestionate de Catalina). În timpul execuției, Jasper detectează modificările aduse fișierelor JSP și le recompila.</text:span></text:p>
      <text:p text:style-name="P7"><text:span text:style-name="T8"/></text:p>
      <text:p text:style-name="P7"><text:span text:style-name="T8"><text:tab/>Începând cu versiunea 5, Tomcat utilizează Jasper 2, care este o implementare a specificației JSP 2.0 a Sun Microsystems. De la Jasper la Jasper 2, au fost adăugate caracteristici importante:</text:span></text:p>
      <text:p text:style-name="P7"><text:span text:style-name="T8"/></text:p>
      <text:p text:style-name="P7"><text:span text:style-name="T8"><text:tab/>JSP de bibliotecă de etichete - fiecare marcaj de tag în fișier JSP este manipulat de o clasă handler tag. Obiectele clasei de gestionare a etichetelor pot fi reunite și reutilizate în întregul servlet JSP.</text:span></text:p>
      <text:p text:style-name="P7"><text:span text:style-name="T8">Compilația JSP de bază - În timp ce recompilați codul JSP modificat Java, versiunea mai veche este încă disponibilă pentru cererile de server. Servletul JSP mai vechi este șters după ce noul servlet JSP sa terminat fiind recompilat.</text:span></text:p>
      <text:p text:style-name="P7"><text:span text:style-name="T8">Recompilați JSP atunci când sunt incluse schimbările paginii - Paginile pot fi inserate și incluse într-un JSP în timpul rulării. JSP nu va fi recompensat numai cu modificări ale fișierelor JSP, ci și cu modificările paginii incluse.</text:span></text:p>
      <text:p text:style-name="P7"><text:span text:style-name="T8">JDT Java compiler - Jasper 2 poate folosi compilatorul Java Eclipse JDT (Java Development Tools) în loc de Ant și javac.</text:span></text:p>
      <text:p text:style-name="P7"><text:span text:style-name="T8"/></text:p>
      <text:p text:style-name="P7"><text:span text:style-name="T8"><text:tab/>Trei componente noi au fost adăugate cu lansarea lui Tomcat 7:</text:span></text:p>
      <text:p text:style-name="P7"><text:span text:style-name="T8"><text:tab/>-Cluster</text:span></text:p>
      <text:p text:style-name="P7"><text:span text:style-name="T8">Această componentă a fost adăugată pentru a gestiona aplicații mari. Este folosit pentru echilibrarea sarcinii care poate fi atins prin mai multe tehnici. Suportul pentru clustering necesită în prezent versiunea JDK 1.5 sau o versiune ulterioară.</text:span></text:p>
      <text:p text:style-name="P7"><text:span text:style-name="T8"/></text:p>
      <text:p text:style-name="P7"><text:span text:style-name="T8"><text:tab/>-High availability</text:span></text:p>
      <text:p text:style-name="P7"><text:span text:style-name="T8">A fost adăugată o funcție de disponibilitate înaltă pentru a facilita programarea actualizărilor de sistem (de exemplu, lansări noi, cereri de modificare) fără a afecta mediul live. Aceasta se face prin trimiterea cererilor de trafic live către un server temporar pe un port diferit, în timp ce serverul principal este modernizat pe portul principal. Este foarte util în tratarea solicitărilor utilizatorilor pe aplicații web de mare trafic.</text:span></text:p>
      <text:p text:style-name="P7"><text:span text:style-name="T8"/></text:p>
      <text:p text:style-name="P7"><text:span text:style-name="T8"><text:tab/>-Web application</text:span></text:p>
      <text:p text:style-name="P7"><text:span text:style-name="T8">De asemenea, a adăugat o îmbunătățire a aplicațiilor web bazate pe utilizator și pe sistem, pentru a adăuga suport pentru implementare în varietatea de medii. De asemenea, încearcă să gestioneze sesiunile, precum și aplicațiile din rețea.</text:span></text:p>
      <text:p text:style-name="P7"><text:span text:style-name="T8"/></text:p>
      <text:p text:style-name="P7"><text:span text:style-name="T8"><text:tab/></text:span><text:span text:style-name="T9">Istorie</text:span></text:p>
      <text:p text:style-name="P7"><text:span text:style-name="T8">Tomcat a început să funcționeze ca referință de servlet de către James Duncan Davidson, arhitect de software la Sun Microsystems. El a ajutat mai târziu să facă proiectul open source și a jucat un rol-cheie în donarea sa de către Sun Microsystems către Fundația Software Apache. Instrumentul de automatizare a software-ului Apache Ant a fost dezvoltat </text:span><text:soft-page-break/><text:span text:style-name="T8">ca un efect secundar al creării Tomcat ca proiect open source.</text:span></text:p>
      <text:p text:style-name="P7"><text:span text:style-name="T8"/></text:p>
      <text:p text:style-name="P7"><text:span text:style-name="T8">Davidson sperase inițial că proiectul va deveni deschis și din moment ce multe proiecte open source au asociat cărțile lui O'Reilly cu un animal pe copertă, el dorea să numească proiectul după un animal. El a venit cu Tomcat, deoarece a motivat că animalul reprezintă ceva care ar putea să se descurce singur. Deși tomcat era deja folosit pentru un alt titlu O'Reilly, dorința lui de a vedea o acoperire de animale a devenit în cele din urmă adevărată atunci când O'Reilly a publicat cartea Tomcat cu un leopard de zăpadă pe copertă în 2003.</text:span></text:p>
      <text:p text:style-name="P7"><text:span text:style-name="T8"/></text:p>
      <text:p text:style-name="P7"><text:span text:style-name="T8">In cadrul aplicatiei , Apache tomcat este folosit pentru a creea un server web care ruleaza <text:s/>JSP-urile dezvoltate in cadrul aplicatiei create.</text:span></text:p>
      <text:p text:style-name="P7"><text:span text:style-name="T8"/></text:p>
      <text:p text:style-name="P7"><text:span text:style-name="T8"><text:tab/>https://en.wikipedia.org/wiki/Apache_Tomcat</text:span></text:p>
      <text:p text:style-name="P7"><text:span text:style-name="T8"/></text:p>
      <text:p text:style-name="P1"><text:span text:style-name="T3"><text:s/><text:tab/></text:span></text:p>
      <text:p text:style-name="P1"><text:span text:style-name="T3"><text:tab/>Java Server Page</text:span></text:p>
      <text:p text:style-name="P1"><text:span text:style-name="T3"><text:tab/></text:span></text:p>
      <text:p text:style-name="P1"><text:span text:style-name="T3"><text:tab/></text:span><text:span text:style-name="T4">Paginile JavaServer (JSP) este o tehnologie care ajută dezvoltatorii de software să creeze pagini Web generate dinamic, bazate pe HTML, XML sau alte tipuri de documente. Lansat în 1999 de către Sun Microsystems, <text:s/>JSP este similar cu PHP și ASP, dar utilizează limbajul de programare Java.</text:span></text:p>
      <text:p text:style-name="P5"><text:span text:style-name="T6"/></text:p>
      <text:p text:style-name="P6"><text:span text:style-name="T5">Pentru a implementa și a executa Pagini JavaServer, este necesar un server web compatibil cu un container servlet, cum ar fi Apache Tomcat sau Jetty.</text:span></text:p>
      <text:p text:style-name="P6"><text:span text:style-name="T5"/></text:p>
      <text:p text:style-name="P6"><text:span text:style-name="T6"><text:s text:c="2"/></text:span><text:span text:style-name="T5"><text:s/><text:tab/>Din punct de vedere arhitectural, JSP poate fi văzută ca o abstractizare la nivel înalt a servlets Java. JSP-urile sunt traduse în servleți la timpul de execuție, prin urmare JSP este servlet; fiecare servlet JSP este stocat în cache și reutilizat până la modificarea JSP-ului inițial.</text:span></text:p>
      <text:p text:style-name="P6"><text:span text:style-name="T5"/></text:p>
      <text:p text:style-name="P6"><text:span text:style-name="T5">JSP poate fi utilizat independent sau ca element de vizualizare a unui design server-side view-controller, în mod normal cu JavaBeans ca model și servlets Java (sau un cadru precum Apache Struts) ca controler. Acesta este un tip de arhitectură model 2.</text:span></text:p>
      <text:p text:style-name="P6"><text:span text:style-name="T5"/></text:p>
      <text:p text:style-name="P6"><text:span text:style-name="T5">JSP permite ca codul Java și anumite acțiuni predefinite să fie intercalate cu conținut de marcare statică web, cum ar fi HTML, cu pagina rezultată fiind compilată și executată pe server pentru a trimite un document. Paginile compilate, precum și orice biblioteci Java dependente, conțin Java bytecode, mai degrabă decât codul mașinii. Ca orice alt program Java, acestea trebuie executate în cadrul unei mașini virtuale Java (JVM) care interacționează cu sistemul de operare gazdă al serverului pentru a oferi un mediu abstract, neutru pentru platformă.</text:span></text:p>
      <text:p text:style-name="P6"><text:span text:style-name="T5"/></text:p>
      <text:p text:style-name="P6"><text:span text:style-name="T5">JSP-urile sunt de obicei utilizate pentru a furniza documente HTML și XML, dar prin utilizarea OutputStream, pot furniza și alte tipuri de date.</text:span></text:p>
      <text:p text:style-name="P6"><text:span text:style-name="T5"/></text:p>
      <text:p text:style-name="P6"><text:span text:style-name="T5">Containerul Web creează obiecte implicite JSP cum ar fi cererea, răspunsul, sesiunea, aplicația, config, pagina, paginaContext, out și excepție. JSP Engine creează aceste obiecte în timpul fazei de traducere.</text:span></text:p>
      <text:p text:style-name="P6"><text:soft-page-break/><text:span text:style-name="T5"/></text:p>
      <text:p text:style-name="P6"><text:span text:style-name="T5"><text:tab/>In cadrul lucrarii Java Server Pages sunt folosite pentru dezvoltarea de pagini Web generate dinamic, bazate pe cod HTML, rulate pe serverul Apache Tomcat.</text:span></text:p>
      <text:p text:style-name="P6"><text:a xlink:type="simple" xlink:href="https://en.wikipedia.org/wiki/JavaServer_Pages" text:style-name="Internet_20_link" text:visited-style-name="Visited_20_Internet_20_Link"><text:span text:style-name="T5"/></text:a></text:p>
      <text:p text:style-name="P6"><text:span text:style-name="T5"><text:tab/></text:span><text:a xlink:type="simple" xlink:href="https://en.wikipedia.org/wiki/JavaServer_Pages" text:style-name="Internet_20_link" text:visited-style-name="Visited_20_Internet_20_Link">https://en.wikipedia.org/wiki/JavaServer_Pages</text:a></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tab/>Java servlet</text:span></text:p>
      <text:p text:style-name="P6"><text:span text:style-name="T5"><text:tab/><text:tab/></text:span></text:p>
      <text:p text:style-name="P6"><text:span text:style-name="T5"><text:tab/>Un servlet Java este un program Java care extinde capabilitățile unui server. Deși servlet-urile pot răspunde oricăror tipuri de cereri, acestea implementează cel mai frecvent aplicații găzduite pe servere Web. Astfel de servlet-uri web sunt omologul Java față de alte tehnologii dinamice de conținut web, cum ar fi PHP și ASP.NET.</text:span></text:p>
      <text:p text:style-name="P6"><text:span text:style-name="T5"/></text:p>
      <text:p text:style-name="P6"><text:span text:style-name="T5"><text:tab/>Un servlet Java procesează sau stochează o clasă Java în Java EE conformă cu Java Servlet API, un standard pentru implementarea claselor Java care răspund la solicitări. Servlet-urile ar putea, în principiu, să comunice pe orice protocol client-server, dar acestea sunt cel mai adesea folosite cu HTTP. Astfel, servletul este adesea folosit ca stenogramă pentru "servletul HTTP". Astfel, un dezvoltator de software poate folosi un servlet pentru a adăuga conținut dinamic unui server web utilizând platforma Java. Conținutul generat este de obicei HTML, dar poate fi și alte date, cum ar fi XML. Servlet-urile pot menține statul în variabilele de sesiune în mai multe tranzacții ale serverului, utilizând cookie-uri HTTP sau rescrierea URL-urilor.</text:span></text:p>
      <text:p text:style-name="P6"><text:span text:style-name="T5"/></text:p>
      <text:p text:style-name="P6"><text:span text:style-name="T5">API-ul Java servlet Java a fost, într-o oarecare măsură, înlocuit de două tehnologii Java standard pentru servicii web:</text:span></text:p>
      <text:p text:style-name="P6"><text:span text:style-name="T5"/></text:p>
      <text:p text:style-name="P6"><text:span text:style-name="T5">API-ul Java pentru servicii Web RESTful (JAX-RS 2.0) util pentru serviciile AJAX, JSON și REST și</text:span></text:p>
      <text:p text:style-name="P6"><text:span text:style-name="T5">API-ul Java pentru serviciile Web XML (JAX-WS) util pentru SOAP Web Services.</text:span></text:p>
      <text:p text:style-name="P6"><text:span text:style-name="T5">Pentru a implementa și rula un servlet, trebuie folosit un container web. Un container web (cunoscut și ca un container de servlet) este în esență componenta unui server web care interacționează cu servlet-urile. Containerul web este responsabil pentru gestionarea ciclului de viață al servleturilor, maparea unei adrese URL la un anumit servlet și asigurarea că solicitantul de adrese URL are drepturile de acces corecte.</text:span></text:p>
      <text:p text:style-name="P6"><text:span text:style-name="T5"/></text:p>
      <text:p text:style-name="P6"><text:span text:style-name="T5">API-ul Servlet, conținut în ierarhia javax.servlet a pachetului Java, definește interacțiunile așteptate ale containerului web și ale unui servlet.</text:span></text:p>
      <text:p text:style-name="P6"><text:span text:style-name="T5"/></text:p>
      <text:p text:style-name="P6"><text:span text:style-name="T5">Un servlet este un obiect care primește o solicitare și generează un răspuns bazat pe această solicitare. Pachetul de bază Servlet definește obiectele Java pentru a reprezenta cererile și răspunsurile servletului, precum și obiectele care reflectă parametrii de configurare ai servletului și mediul de execuție. Pachetul javax.servlet.http definește subclasele specifice HTTP ale elementelor servlet generice, inclusiv obiectele de gestionare a sesiunii care urmăresc mai multe solicitări și răspunsuri între serverul web și un client. </text:span><text:soft-page-break/><text:span text:style-name="T5">Servlet-urile pot fi ambalate într-un fișier WAR ca o aplicație web.</text:span></text:p>
      <text:p text:style-name="P6"><text:span text:style-name="T5"/></text:p>
      <text:p text:style-name="P6"><text:span text:style-name="T5">Servleturile pot fi generate automat din Pagini JavaServer (JSP) de către compilatorul de Pagini JavaServer. Diferența dintre servlets și JSP este că servlet-urile încorporează de obicei cod HTML în interiorul codului Java, în timp ce JSP-urile încorporează codul Java în HTML. În timp ce utilizarea directă a servleturilor pentru a genera HTML (așa cum se arată în exemplul de mai jos) a devenit rară, cadrul web MVC de nivel superior din Java EE (JSF) utilizează în mod explicit tehnologia Servlet pentru manipularea solicitării / răspunsului la nivel scăzut prin FacesServlet . O utilizare oarecum mai veche este să folosiți servlets împreună cu JSP într-un model denumit "Model 2", care este o aromă a controlerului de model-vedere.</text:span></text:p>
      <text:p text:style-name="P6"><text:span text:style-name="T5"/></text:p>
      <text:p text:style-name="P6"><text:span text:style-name="T5">Versiunea curentă a lui Servlet este 4.0.</text:span></text:p>
      <text:p text:style-name="P6"><text:span text:style-name="T5"/></text:p>
      <text:p text:style-name="P6"><text:span text:style-name="T5">Istoricul</text:span></text:p>
      <text:p text:style-name="P6"><text:span text:style-name="T5">Specificația Servlet1 a fost creată de Pavni Diwanji în timp ce lucra la Sun Microsystems, versiunea 1.0 fiind finalizată în iunie 1997. Începând cu versiunea 2.2, specificația a fost dezvoltată în cadrul procesului Java Community Process. Începând cu data de 9 iunie 2015, versiunea curentă a specificației Servlet este 3.1.</text:span></text:p>
      <text:p text:style-name="P6"><text:span text:style-name="T5"/></text:p>
      <text:p text:style-name="P6"><text:span text:style-name="T5">În blogul său de pe java.net, veteranul Sun și GlassFish îl conduc pe Jim Driscoll în detalii despre istoria tehnologiei servlet. James Gosling sa gândit mai întâi la servlets în primele zile ale Java, însă conceptul nu a devenit un produs până când Sun a livrat produsul Java Web Server. Acest lucru a fost înainte de ceea ce este acum platforma Java, Enterprise Edition a fost făcut într-o specificație.</text:span></text:p>
      <text:p text:style-name="P6"><text:span text:style-name="T5"/></text:p>
      <text:p text:style-name="P6"><text:span text:style-name="T5"><text:tab/>Rolul servert-urilor in aplicatie sunt acelea de a prelua datele din paginile JSP si de a utiliza functionalitatile aplicatiei.</text:span></text:p>
      <text:p text:style-name="P6"><text:span text:style-name="T5"/></text:p>
      <text:p text:style-name="P6"><text:span text:style-name="T5"><text:tab/></text:span><text:a xlink:type="simple" xlink:href="https://en.wikipedia.org/wiki/Java_servlet" text:style-name="Internet_20_link" text:visited-style-name="Visited_20_Internet_20_Link">https://en.wikipedia.org/wiki/Java_servlet</text:a></text:p>
      <text:p text:style-name="P6"><text:span text:style-name="T5"/></text:p>
      <text:p text:style-name="P6"><text:span text:style-name="T5"><text:tab/></text:span></text:p>
      <text:p text:style-name="P6"><text:span text:style-name="T5"><text:tab/>Oracle Database </text:span></text:p>
      <text:p text:style-name="P6"><text:span text:style-name="T5"/></text:p>
      <text:p text:style-name="P6"><text:span text:style-name="T5"><text:tab/>Oracle Database (denumită în mod obișnuit Oracle RDBMS sau pur și simplu ca Oracle) este un sistem multi-model de gestionare a bazelor de date produs și comercializat de Oracle Corporation.</text:span></text:p>
      <text:p text:style-name="P6"><text:span text:style-name="T5"/></text:p>
      <text:p text:style-name="P6"><text:span text:style-name="T5">Este cea mai populară bază de date din lume pentru procesarea procesării online a tranzacțiilor (OLTP), pentru depozitarea datelor (DW) și a amestecurilor (OLTP &amp; DW) bazate pe bazele de date ale bazei de date. Cea mai recentă generație, Oracle Database 12c Release 2 (denumită în mod obișnuit 12.2), este disponibilă on-prem, Cloud sau într-un mediu hibrid Cloud. 12.2 pot fi de asemenea implementate pe sistemele Oracle Engineered Systems (de ex. Exadata) pe platforma Cloud sau Cloud (privat) Oracle (ex. Cloud Exadata la client). La Openworld 2017 din San Francisco, președintele executiv al Consiliului și CTO, Larry Ellison a anunțat următoarea generație de baze de date, Oracle Database Autonomous.</text:span></text:p>
      <text:p text:style-name="P6"><text:span text:style-name="T5"><text:tab/></text:span></text:p>
      <text:p text:style-name="P6"><text:soft-page-break/><text:span text:style-name="T5"><text:tab/>Istorie</text:span></text:p>
      <text:p text:style-name="P6"><text:span text:style-name="T5">Larry Ellison și cei doi prieteni și foști colaboratori ai acestuia, Bob Miner și Ed Oates, au început în 1977 o consultanță numită Software Development Laboratories (SDL). SDL a dezvoltat versiunea originală a software-ului Oracle. Numele Oracle provine din codul-nume al unui proiect finanțat de CIA pe care Ellison la lucrat în timp ce era angajat anterior de Ampex.</text:span></text:p>
      <text:p text:style-name="P6"><text:span text:style-name="T5"/></text:p>
      <text:p text:style-name="P6"><text:span text:style-name="T5"><text:tab/>Baza de date</text:span></text:p>
      <text:p text:style-name="P6"><text:span text:style-name="T5">Începând cu anul 2017, cea mai recentă versiune Oracle Database (12.2.0.1) vine în trei ediții pentru implementări locale:</text:span></text:p>
      <text:p text:style-name="P6"><text:span text:style-name="T5"/></text:p>
      <text:p text:style-name="P6"><text:span text:style-name="T5"><text:tab/>Oracle Database Enterprise Edition (EE): oferă scalabilitate și fiabilitate de vârf din industrie atât în ​​configurații în grupuri, cât și în configurații unice și nu impune nici o limitare a resurselor server disponibile în baza de date.</text:span></text:p>
      <text:p text:style-name="P6"><text:span text:style-name="T5">Oracle Database Standard Edition 2 (SE2): destinat pentru implementări de dimensiuni mici și mijlocii, SE2 include Real Clusters Application și poate fi implementat pe servere sau clustere cu maxim 2 socluri total și limitat să utilizeze maximum 16 fire concurente de utilizator . SE2 utilizează aceeași bază de cod ca EE și, prin urmare, compatibilă în sus și ușor de făcut upgrade la EE.</text:span></text:p>
      <text:p text:style-name="P6"><text:span text:style-name="T5">Oracle Database Personal Edition (PE): O licență de dezvoltare și implementare pentru un singur utilizator, care permite utilizarea tuturor caracteristicilor bazei de date. PE este compatibil în sus cu SE2 și EE.</text:span></text:p>
      <text:p text:style-name="P6"><text:span text:style-name="T5">Oracle Corporation oferă de asemenea următoarea ediție:</text:span></text:p>
      <text:p text:style-name="P6"><text:span text:style-name="T5"/></text:p>
      <text:p text:style-name="P6"><text:span text:style-name="T5">Oracle Database Express Edition (XE), o versiune entry-level gratuită a Oracle Database disponibilă pentru platformele Windows și Linux limitată la utilizarea unui singur CPU, până la 1 GB de memorie RAM și stocarea a până la 11 GB de date de utilizator. Acesta oferă un subset de funcționalități SE2 (lipsă de caracteristici precum Java Virtual Machine, backup și recuperare gestionate și disponibilitate ridicată), este susținut de comunitate și are propriile condiții de licență. XE a fost introdus pentru prima dată în 2005 cu Oracle Database 10g Release 2, cu o limitare la maxim 4 GB de date de utilizator. XE pentru Oracle Database 11g a fost lansat pe data de 24 septembrie 2011 și a mărit capacitatea datelor de utilizator la 11 GB.</text:span></text:p>
      <text:p text:style-name="P6"><text:span text:style-name="T5">Până la (și inclusiv) versiunea Oracle Database 12c 12.1.0.1, Oracle a oferit și următoarele:</text:span></text:p>
      <text:p text:style-name="P6"><text:span text:style-name="T5"/></text:p>
      <text:p text:style-name="P6"><text:span text:style-name="T5">Oracle Database Standard Edition (SE) pentru servere single sau cluster cu o capacitate maximă de 4 prize CPU. Acesta a fost în mare măsură același ca actuala ediție SE2 și a inclus Real Application Clusters pentru utilizarea pe clustere de servere cu un maxim de 4 prize CPU.</text:span></text:p>
      <text:p text:style-name="P6"><text:span text:style-name="T5">Oracle Standard Edition One (SE1) a fost introdus pentru prima dată cu Oracle Database 10g. Acesta oferă aceleași caracteristici ca SE și a fost licențiat pentru a rula pe servere unice, cu maximum 2 prize de procesor.</text:span></text:p>
      <text:p text:style-name="P6"><text:span text:style-name="T5">Oracle Corporation a întrerupt SE și SE1 cu versiunea 12.1.0.2 și a încetat să mai ofere noi licențe pentru aceste ediții la data de 1 decembrie 2015.</text:span></text:p>
      <text:p text:style-name="P6"><text:span text:style-name="T5"/></text:p>
      <text:p text:style-name="P6"><text:span text:style-name="T5">Platforme acceptate</text:span></text:p>
      <text:p text:style-name="P6"><text:span text:style-name="T5">Oracle Database 12c este compatibil cu următoarele combinații OS și arhitectură:</text:span></text:p>
      <text:p text:style-name="P6"><text:soft-page-break/><text:span text:style-name="T5"/></text:p>
      <text:p text:style-name="P6"><text:span text:style-name="T5">Linux pe x86-64 (sunt acceptate numai distribuțiile Red Hat Enterprise Linux, distribuțiile Oracle Linux și SUSE )</text:span></text:p>
      <text:p text:style-name="P6"><text:span text:style-name="T5">Microsoft Windows pe x86-64</text:span></text:p>
      <text:p text:style-name="P6"><text:span text:style-name="T5">Oracle Solaris pe SPARC și x86-64</text:span></text:p>
      <text:p text:style-name="P6"><text:span text:style-name="T5">IBM AIX pe sistemele POWER</text:span></text:p>
      <text:p text:style-name="P6"><text:span text:style-name="T5">IBM Linux pe sisteme</text:span></text:p>
      <text:p text:style-name="P6"><text:span text:style-name="T5">HP-UX pe Itanium</text:span></text:p>
      <text:p text:style-name="P6"><text:span text:style-name="T5">În 2008, Oracle Corporation a anunțat disponibilitatea mașinii de bază de date Oracle Exadata (V1), prima generație de Systems Engineered special concepute pentru sarcini de lucru Oracle Database.</text:span></text:p>
      <text:p text:style-name="P6"><text:span text:style-name="T5"/></text:p>
      <text:p text:style-name="P6"><text:span text:style-name="T5">În 2011, Oracle Corporation a anunțat disponibilitatea aplicației Oracle Database Appliance, un server de bază de date clusterat, pre-construit, pre-setat și disponibil, construit folosind două servere SunFire X86 și un sistem de stocare direct atașat.</text:span></text:p>
      <text:p text:style-name="P6"><text:span text:style-name="T5"/></text:p>
      <text:p text:style-name="P6"><text:span text:style-name="T5">Unele baze de date Oracle Enterprise Edition care rulează pe anumite echipamente hardware furnizate de Oracle pot utiliza compresie hibridă pentru coloane pentru o stocare mai eficientă.</text:span></text:p>
      <text:p text:style-name="P6"><text:span text:style-name="T5"><text:tab/></text:span></text:p>
      <text:p text:style-name="P6"><text:span text:style-name="T5"><text:tab/></text:span><text:a xlink:type="simple" xlink:href="https://en.wikipedia.org/wiki/Oracle_Database" text:style-name="Internet_20_link" text:visited-style-name="Visited_20_Internet_20_Link">https://en.wikipedia.org/wiki/Oracle_Database</text:a></text:p>
      <text:p text:style-name="P6"><text:span text:style-name="T5"/></text:p>
      <text:p text:style-name="P6"><text:span text:style-name="T5"><text:tab/>JDBC</text:span></text:p>
      <text:p text:style-name="P6"><text:span text:style-name="T5"/></text:p>
      <text:p text:style-name="P6"><text:span text:style-name="T5"><text:tab/>Conectivitatea bazei de date Java (JDBC) este o interfață de programare a aplicațiilor (API) pentru limbajul de programare Java, care definește modul în care un client poate accesa o bază de date. Este o tehnologie de acces la date bazată pe Java utilizată pentru conectivitatea bazei de date Java. Face parte din platforma Java Standard Edition, de la Oracle Corporation. Oferă metode de interogare și actualizare a datelor într-o bază de date și este orientată spre baze de date relaționale. O punte JDBC-ODBC permite conectarea la orice sursă de date accesibilă cu ODBC în mediul gazdă al mașinii virtuale Java (JVM).</text:span></text:p>
      <text:p text:style-name="P6"><text:span text:style-name="T5"/></text:p>
      <text:p text:style-name="P6"><text:span text:style-name="T5"><text:tab/>Istorie și implementare</text:span></text:p>
      <text:p text:style-name="P6"><text:span text:style-name="T5">Sun Microsystems a lansat JDBC ca parte a Kitului de Dezvoltare Java (JDK) 1.1 pe data de 19 februarie 1997. De atunci a facut parte din Platforma Java, Standard Edition (Java SE).</text:span></text:p>
      <text:p text:style-name="P6"><text:span text:style-name="T5"/></text:p>
      <text:p text:style-name="P6"><text:span text:style-name="T5">Clasele JDBC sunt cuprinse în pachetul Java java.sql și javax.sql.</text:span></text:p>
      <text:p text:style-name="P6"><text:span text:style-name="T5"/></text:p>
      <text:p text:style-name="P6"><text:span text:style-name="T5">Începând cu versiunea 3.1, JDBC a fost dezvoltat în cadrul Procesului comunitar Java. JSR 54 specifică JDBC 3.0 (inclus în J2SE 1.4), JSR 114 specifică adaosurile JDBC Rowset și JSR 221 este specificația JDBC 4.0 (inclusă în Java SE 6).</text:span></text:p>
      <text:p text:style-name="P6"><text:span text:style-name="T5"/></text:p>
      <text:p text:style-name="P6"><text:span text:style-name="T5">JDBC 4.1, este specificată de o versiune de întreținere 1 a JSR 221 și este inclusă în Java SE 7.</text:span></text:p>
      <text:p text:style-name="P6"><text:span text:style-name="T5"/></text:p>
      <text:p text:style-name="P6"><text:span text:style-name="T5">JDBC 4.2, este specificată de o versiune de întreținere 2 a JSR 221 și este inclusă în Java </text:span><text:soft-page-break/><text:span text:style-name="T5">SE 8.</text:span></text:p>
      <text:p text:style-name="P6"><text:span text:style-name="T5"/></text:p>
      <text:p text:style-name="P6"><text:span text:style-name="T5">Ultima versiune, JDBC 4.3, este specificată de o versiune de întreținere 3 a JSR 221 și este inclusă în Java SE 9.</text:span></text:p>
      <text:p text:style-name="P6"><text:span text:style-name="T5"/></text:p>
      <text:p text:style-name="P6"><text:span text:style-name="T5">Funcționalitate</text:span></text:p>
      <text:p text:style-name="P6"><text:span text:style-name="T5">JDBC permite ca mai multe implementări să existe și să fie utilizate de aceeași aplicație. API oferă un mecanism pentru încărcarea dinamică a pachetelor corecte Java și înregistrarea acestora în JDBC Driver Manager. Managerul de drivere este folosit ca o fabrică de conexiuni pentru crearea conexiunilor JDBC.</text:span></text:p>
      <text:p text:style-name="P6"><text:span text:style-name="T5"/></text:p>
      <text:p text:style-name="P6"><text:span text:style-name="T5">Conexiunile JDBC acceptă crearea și executarea declarațiilor. Acestea pot fi instrucțiuni de actualizare, cum ar fi SQL CREATE, INSERT, UPDATE și DELETE, sau pot fi instrucțiuni de interogare, cum ar fi SELECT. În plus, procedurile stocate pot fi invocate printr-o conexiune JDBC. JDBC reprezintă instrucțiuni utilizând una din următoarele clase:</text:span></text:p>
      <text:p text:style-name="P6"><text:span text:style-name="T5"/></text:p>
      <text:p text:style-name="P6"><text:span text:style-name="T5">Instrucțiune - instrucțiunea este trimisă la serverul de bază de date de fiecare dată.</text:span></text:p>
      <text:p text:style-name="P6"><text:span text:style-name="T5">PreparedStatement - instruciunea este stocată în memoria cache și apoi calea de execuție este predeterminată pe serverul de baze de date, permițându-i să fie executată de mai multe ori într-o manieră eficientă.</text:span></text:p>
      <text:p text:style-name="P6"><text:span text:style-name="T5">CallableStatement - folosit pentru executarea procedurilor stocate în baza de date.</text:span></text:p>
      <text:p text:style-name="P6"><text:span text:style-name="T5">Instrucțiunile de actualizare precum INSERT, UPDATE și DELETE returnează un număr de actualizări care indică câte rânduri au fost afectate în baza de date. Aceste declarații nu returnează nicio altă informație.</text:span></text:p>
      <text:p text:style-name="P6"><text:span text:style-name="T5"/></text:p>
      <text:p text:style-name="P6"><text:span text:style-name="T5">Comenzile de interogare returnează un set de rezultate pentru rândul JDBC. Setul de rezultate rând este folosit pentru a trece peste setul de rezultate. Coloanele individuale dintr-un rând sunt preluate fie după nume, fie după numărul coloanei. Pot exista un număr de rânduri în setul de rezultate. Setul de rezultate rând are metadate care descriu numele coloanelor și tipurile acestora.</text:span></text:p>
      <text:p text:style-name="P6"><text:span text:style-name="T5"/></text:p>
      <text:p text:style-name="P6"><text:span text:style-name="T5">Există o extensie a API-ului JDBC de bază în javax.sql.</text:span></text:p>
      <text:p text:style-name="P6"><text:span text:style-name="T5"/></text:p>
      <text:p text:style-name="P6"><text:span text:style-name="T5">Conexiunile JDBC sunt adesea gestionate printr-un pool de conexiuni, mai degrabă decât obținute direct de la conducătorul auto.</text:span></text:p>
      <text:p text:style-name="P6"><text:span text:style-name="T5"/></text:p>
      <text:p text:style-name="P6"><text:span text:style-name="T5"><text:tab/>https://en.wikipedia.org/wiki/Java_Database_Connectiv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ans-serif"/>
    <style:font-face style:name="monospace" svg:font-family="monospace, monospace"/>
    <style:font-face style:name="sans-serif" svg:font-family="sans-serif"/>
    <style:font-face style:name="Times New Roman1"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4T11:29:03.92</meta:creation-date>
    <meta:editing-duration>PT3H15M16S</meta:editing-duration>
    <meta:editing-cycles>9</meta:editing-cycles>
    <meta:generator>OpenOffice/4.1.1$Win32 OpenOffice.org_project/411m6$Build-9775</meta:generator>
    <dc:date>2018-05-24T15:20:48.11</dc:date>
    <meta:document-statistic meta:table-count="0" meta:image-count="0" meta:object-count="0" meta:page-count="11" meta:paragraph-count="143" meta:word-count="4717" meta:character-count="30190"/>
  </office:meta>
</office:document-meta>
</file>